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FileName.VirtualFileName( final String scheme , final String absPath , final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FileName.createName( String absPath ,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FileName.appendRootUri( StringBuffer buffer , boolean add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